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media-type="application/vnd.oasis.opendocument.text" manifest:version="1.3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images/Bitmaps/" manifest:media-type=""/>
  <manifest:file-entry manifest:full-path="Configurations2/toolbar/" manifest:media-type=""/>
  <manifest:file-entry manifest:full-path="Configurations2/floater/" manifest:media-type=""/>
  <manifest:file-entry manifest:full-path="Configurations2/toolpanel/" manifest:media-type=""/>
  <manifest:file-entry manifest:full-path="Configurations2/menubar/" manifest:media-type=""/>
  <manifest:file-entry manifest:full-path="Configurations2/popupmenu/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statusbar/" manifest:media-type="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3">
  <office:scripts/>
  <office:font-face-decls>
    <style:font-face style:font-family-generic="roman" style:font-pitch="variable" style:name="Calibri" svg:font-family="Calibri"/>
    <style:font-face style:font-family-generic="system" style:font-pitch="variable" style:name="Calibri1" svg:font-family="Calibri"/>
    <style:font-face style:font-family-generic="swiss" style:font-pitch="variable" style:name="Liberation Sans" svg:font-family="'Liberation Sans'"/>
    <style:font-face style:font-family-generic="swiss" style:name="Noto Sans" svg:font-family="'Noto Sans'"/>
    <style:font-face style:font-family-generic="system" style:font-pitch="variable" style:name="Noto Sans1" svg:font-family="'Noto Sans'"/>
    <style:font-face style:font-family-generic="system" style:font-pitch="variable" style:name="Tahoma" svg:font-family="Tahoma"/>
    <style:font-face style:font-family-generic="roman" style:font-pitch="variable" style:name="Times New Roman" svg:font-family="'Times New Roman'"/>
    <style:font-face style:font-family-generic="system" style:font-pitch="variable" style:name="Times New Roman1" svg:font-family="'Times New Roman'"/>
  </office:font-face-decls>
  <office:automatic-styles>
    <style:style style:family="table" style:name="Таблица1">
      <style:table-properties fo:margin-bottom="0cm" fo:margin-left="0.009cm" fo:margin-top="0cm" style:width="16.484cm" style:writing-mode="lr-tb" table:align="left"/>
    </style:style>
    <style:style style:family="table-column" style:name="Таблица1.A">
      <style:table-column-properties style:column-width="4.731cm"/>
    </style:style>
    <style:style style:family="table-column" style:name="Таблица1.B">
      <style:table-column-properties style:column-width="4.706cm"/>
    </style:style>
    <style:style style:family="table-column" style:name="Таблица1.C">
      <style:table-column-properties style:column-width="7.047cm"/>
    </style:style>
    <style:style style:family="table-row" style:name="Таблица1.1">
      <style:table-row-properties fo:keep-together="auto"/>
    </style:style>
    <style:style style:family="table-cell" style:name="Таблица1.A1">
      <style:table-cell-properties fo:border="0.5pt solid #000000" fo:padding-bottom="0cm" fo:padding-left="0.191cm" fo:padding-right="0.191cm" fo:padding-top="0cm" style:writing-mode="lr-tb"/>
    </style:style>
    <style:style style:family="table-row" style:name="Таблица1.3">
      <style:table-row-properties fo:keep-together="auto" style:min-row-height="1.177cm"/>
    </style:style>
    <style:style style:family="table-row" style:name="Таблица1.4">
      <style:table-row-properties fo:keep-together="auto" style:min-row-height="1.603cm"/>
    </style:style>
    <style:style style:family="paragraph" style:name="P1" style:parent-style-name="Standard">
      <style:paragraph-properties fo:line-height="100%" fo:margin-bottom="0cm" fo:margin-top="0cm" fo:orphans="2" fo:text-align="center" fo:widows="2" style:contextual-spacing="false" style:justify-single-word="false"/>
      <style:text-properties fo:country="RU" fo:font-size="11pt" fo:language="ru" style:country-asian="US" style:country-complex="SA" style:font-name="Calibri" style:font-name-asian="Calibri1" style:font-size-asian="11pt" style:font-size-complex="11pt" style:language-asian="en" style:language-complex="ar" style:letter-kerning="false"/>
    </style:style>
    <style:style style:family="paragraph" style:name="P2" style:parent-style-name="Standard">
      <style:paragraph-properties fo:line-height="100%" fo:margin-bottom="0cm" fo:margin-top="0cm" fo:orphans="2" fo:text-align="start" fo:widows="2" style:contextual-spacing="false" style:justify-single-word="false"/>
      <style:text-properties fo:country="RU" fo:font-size="11pt" fo:language="ru" style:country-asian="US" style:country-complex="SA" style:font-name="Calibri" style:font-name-asian="Calibri1" style:font-size-asian="11pt" style:font-size-complex="11pt" style:language-asian="en" style:language-complex="ar" style:letter-kerning="false"/>
    </style:style>
    <style:style style:family="paragraph" style:name="P3" style:parent-style-name="Standard">
      <style:text-properties fo:font-size="12pt" style:font-name="Times New Roman" style:font-name-complex="Times New Roman1" style:font-size-asian="12pt" style:font-size-complex="12pt"/>
    </style:style>
    <style:style style:family="text" style:name="T1">
      <style:text-properties fo:font-size="12pt" fo:font-weight="bold" style:font-name="Times New Roman" style:font-name-complex="Times New Roman1" style:font-size-asian="12pt" style:font-size-complex="12pt" style:font-weight-asian="bold"/>
    </style:style>
    <style:style style:family="text" style:name="T2">
      <style:text-properties fo:font-size="12pt" style:font-name="Times New Roman" style:font-name-complex="Times New Roman1" style:font-size-asian="12pt" style:font-size-complex="12pt"/>
    </style:style>
    <style:style style:family="text" style:name="T3">
      <style:text-properties fo:country="US" fo:font-size="12pt" fo:language="en" officeooo:rsid="0019012a" style:font-name="Times New Roman" style:font-name-complex="Times New Roman1" style:font-size-asian="12pt" style:font-size-complex="12pt"/>
    </style:style>
    <style:style style:family="text" style:name="T4">
      <style:text-properties fo:country="US" fo:font-size="12pt" fo:language="en" officeooo:rsid="0019aa0a" style:font-name="Times New Roman" style:font-name-complex="Times New Roman1" style:font-size-asian="12pt" style:font-size-complex="12pt"/>
    </style:style>
    <style:style style:family="text" style:name="T5">
      <style:text-properties fo:color="#ff0000" fo:font-size="12pt" fo:font-weight="bold" loext:opacity="100%" style:font-name="Times New Roman" style:font-name-complex="Times New Roman1" style:font-size-asian="12pt" style:font-size-complex="12pt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office:value-type="string" table:number-columns-spanned="3" table:style-name="Таблица1.A1">
            <text:p loext:marker-style-name="T1" text:style-name="P1"><text:span text:style-name="T5">Проверка ФИО на запрещенные символы</text:span><text:span text:style-name="T5"/></text:p>
          </table:table-cell>
          <table:covered-table-cell/>
          <table:covered-table-cell/>
        </table:table-row>
        <table:table-row table:style-name="Таблица1.1">
          <table:table-cell office:value-type="string" table:style-name="Таблица1.A1">
            <text:p loext:marker-style-name="T1" text:style-name="P1"><text:span text:style-name="T1">Действие</text:span><text:span text:style-name="T1"/></text:p>
          </table:table-cell>
          <table:table-cell office:value-type="string" table:style-name="Таблица1.A1">
            <text:p loext:marker-style-name="T1" text:style-name="P1"><text:span text:style-name="T1">Ожидаемый результат</text:span><text:span text:style-name="T1"/></text:p>
          </table:table-cell>
          <table:table-cell office:value-type="string" table:style-name="Таблица1.A1">
            <text:p loext:marker-style-name="T1" text:style-name="P1"><text:span text:style-name="T1">Результат <text:line-break/>(Успешно/Не успешно)</text:span><text:span text:style-name="T1"/></text:p>
          </table:table-cell>
        </table:table-row>
        <table:table-row table:style-name="Таблица1.3">
          <table:table-cell office:value-type="string" table:style-name="Таблица1.A1">
            <text:p loext:marker-style-name="T2" text:style-name="P2"><text:span text:style-name="T2">Ввести запрещенный символ </text:span><text:span text:style-name="T4">+</text:span></text:p>
          </table:table-cell>
          <table:table-cell office:value-type="string" table:style-name="Таблица1.A1">
            <text:p loext:marker-style-name="T2" text:style-name="P2"><text:span text:style-name="T2">Сообщение о введенном спец символе</text:span></text:p>
          </table:table-cell>
          <table:table-cell office:value-type="string" table:style-name="Таблица1.A1">
            <text:p text:style-name="Standard"/>
          </table:table-cell>
        </table:table-row>
        <table:table-row table:style-name="Таблица1.4">
          <table:table-cell office:value-type="string" table:style-name="Таблица1.A1">
            <text:p loext:marker-style-name="T2" text:style-name="P2"><text:span text:style-name="T2">Ввести запрещенный символ </text:span><text:span text:style-name="T3">=</text:span></text:p>
          </table:table-cell>
          <table:table-cell office:value-type="string" table:style-name="Таблица1.A1">
            <text:p loext:marker-style-name="T2" text:style-name="P2"><text:span text:style-name="T2">Сообщение о введенном спец символе</text:span></text:p>
          </table:table-cell>
          <table:table-cell office:value-type="string" table:style-name="Таблица1.A1">
            <text:p text:style-name="Standard"/>
          </table:table-cell>
        </table:table-row>
      </table:table>
      <text:p loext:marker-style-name="T2" text:style-name="P3"/>
      <text:p loext:marker-style-name="T2"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auto-update="true" style:default-outline-level="1" style:list-style-name="" style:class="text">
      <style:paragraph-properties fo:margin-top="0.423cm" fo:margin-bottom="0cm" style:contextual-spacing="false" fo:line-height="150%" fo:text-align="center" style:justify-single-word="false" fo:keep-together="always" fo:keep-with-next="always"/>
      <style:text-properties fo:color="#000000" loext:opacity="100%"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6pt">
        <loext:char-complex-color loext:theme-type="dark1" loext:color-type="theme"/>
      </style:text-properties>
    </style:style>
    <style:style style:name="ТЕКСТ" style:family="paragraph" style:parent-style-name="Standard" loext:linked-style-name="ТЕКСТ_20_Знак" style:auto-update="true">
      <style:paragraph-properties fo:line-height="150%" fo:text-align="justify" style:justify-single-word="false"/>
      <style:text-properties style:font-name="Times New Roman" fo:font-family="'Times New Roman'" style:font-family-generic="roman" style:font-pitch="variable" fo:font-size="14pt" style:font-size-asian="14pt"/>
    </style:style>
    <style:style style:name="РИсу" style:family="paragraph" style:parent-style-name="ТЕКСТ" loext:linked-style-name="РИсу_20_Знак" style:auto-update="true">
      <style:paragraph-properties fo:text-align="center" style:justify-single-word="false"/>
      <style:text-properties fo:font-size="12pt" style:font-size-asian="12pt"/>
    </style:style>
    <style:style style:name="Marginalia" style:family="paragraph" style:parent-style-name="Standard" loext:linked-style-name="Текст_20_примечания_20_Знак" style:class="text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Marginalia" style:next-style-name="Marginalia" loext:linked-style-name="Тема_20_примечания_20_Знак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6pt">
        <loext:char-complex-color loext:theme-type="dark1" loext:color-type="theme"/>
      </style:text-properties>
    </style:style>
    <style:style style:name="ТЕКСТ_20_Знак" style:display-name="ТЕКСТ Знак" style:family="text" style:parent-style-name="Default_20_Paragraph_20_Font" loext:linked-style-name="ТЕКСТ">
      <style:text-properties style:font-name="Times New Roman" fo:font-family="'Times New Roman'" style:font-family-generic="roman" style:font-pitch="variable" fo:font-size="14pt" style:font-size-asian="14pt"/>
    </style:style>
    <style:style style:name="РИсу_20_Знак" style:display-name="РИсу Знак" style:family="text" style:parent-style-name="ТЕКСТ_20_Знак" loext:linked-style-name="РИсу">
      <style:text-properties style:font-name="Times New Roman" fo:font-family="'Times New Roman'" style:font-family-generic="roman" style:font-pitch="variable" fo:font-size="12pt" style:font-size-asian="12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fo:font-size="10pt" style:font-size-asian="10pt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 loext:linked-style-name="annotation_20_subject">
      <style:text-properties fo:font-size="10pt" fo:font-weight="bold" style:font-size-asian="10pt" style:font-weight-asian="bold" style:font-size-complex="10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3">
  <office:meta>
    <meta:initial-creator>Серкова Екатерина Геннадьевна</meta:initial-creator>
    <meta:editing-cycles>122</meta:editing-cycles>
    <meta:creation-date>2025-01-28T04:23:00</meta:creation-date>
    <dc:date>2025-03-09T17:44:03</dc:date>
    <meta:editing-duration>PT0.123S</meta:editing-duration>
    <meta:generator>StarOffice/8$Win32 OpenOffice.org_project/680m18$Build-9161</meta:generator>
    <meta:document-statistic meta:character-count="215" meta:image-count="0" meta:non-whitespace-character-count="193" meta:object-count="0" meta:page-count="1" meta:paragraph-count="8" meta:table-count="1" meta:word-count="29"/>
    <meta:user-defined meta:name="AppVersion">16.0000</meta:user-defined>
    <meta:template xlink:actuate="onRequest" xlink:href="" xlink:title="Normal.dotm" xlink:type="simple"/>
  </office:meta>
</office:document-meta>
</file>